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636027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cb139b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7f349e" style:parent-style-name="Normal">
      <style:text-properties fo:font-size="11.0pt" style:font-name-asian="Cambria" style:font-size-asian="11.0pt"/>
    </style:style>
    <style:style style:family="table-cell" style:name="aa3c3a0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c4612" style:parent-style-name="Normal">
      <style:text-properties fo:font-size="11.0pt" style:font-name-asian="Cambria" style:font-size-asian="11.0pt"/>
    </style:style>
    <style:style style:family="table-cell" style:name="ab1e62d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13be13" style:parent-style-name="Normal">
      <style:text-properties fo:font-size="11.0pt" style:font-name-asian="Cambria" style:font-size-asian="11.0pt"/>
    </style:style>
    <style:style style:family="table-cell" style:name="a504250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14e1d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8848cd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24ea68" style:parent-style-name="Normal">
      <style:text-properties fo:country="DE" fo:font-size="11.0pt" fo:language="de" style:font-name-asian="Cambria" style:font-size-asian="11.0pt"/>
    </style:style>
    <style:style style:family="table-cell" style:name="a64794b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399dc8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07a5ae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9f796f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369109" style:parent-style-name="Normal">
      <style:text-properties fo:country="DE" fo:font-size="11.0pt" fo:language="de" style:font-name-asian="Cambria" style:font-size-asian="11.0pt"/>
    </style:style>
    <style:style style:family="table-cell" style:name="a1e2f7d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6c89b4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492fa5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8d1c66" style:parent-style-name="Normal">
      <style:text-properties fo:country="DE" fo:font-size="11.0pt" fo:language="de" style:font-name-asian="Cambria" style:font-size-asian="11.0pt"/>
    </style:style>
    <style:style style:family="paragraph" style:name="a29615a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df187b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3c1746" style:parent-style-name="Normal">
      <style:text-properties fo:country="DE" fo:font-size="11.0pt" fo:language="de" style:font-name-asian="Cambria" style:font-size-asian="11.0pt"/>
    </style:style>
    <style:style style:family="table-cell" style:name="aa613a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6d409">
      <style:table-row-properties style:row-height="25.01mm"/>
    </style:style>
    <style:style style:family="paragraph" style:name="a71ade3" style:parent-style-name="Normal">
      <style:text-properties fo:country="DE" fo:font-size="11.0pt" fo:language="de" style:font-name-asian="Cambria" style:font-size-asian="11.0pt"/>
    </style:style>
    <style:style style:family="table-cell" style:name="aa43071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b441b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53e7b4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2dcb30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e6fe5d" style:parent-style-name="Normal">
      <style:text-properties fo:font-size="11.0pt" style:font-name-asian="Cambria" style:font-size-asian="11.0pt"/>
    </style:style>
    <style:style style:family="table-cell" style:name="a167230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5d64f7">
      <style:table-row-properties style:row-height="40.01mm"/>
    </style:style>
    <style:style style:family="table-column" style:name="af9adb8">
      <style:table-column-properties style:rel-column-width="25*"/>
    </style:style>
    <style:style style:family="table" style:name="a549f9a">
      <style:table-properties fo:margin-left="0.0mm" style:width="16.249cm" table:align="left"/>
    </style:style>
    <style:style style:family="paragraph" style:name="a75ac38" style:parent-style-name="Heading_20_2">
      <style:paragraph-properties fo:break-before="page"/>
    </style:style>
  </office:automatic-styles>
  <office:body>
    <office:text>
      <text:h text:outline-level="2" text:style-name="a75ac38">Funny Table</text:h>
      <text:p text:style-name="Normal"/>
      <table:table table:style-name="a549f9a">
        <table:table-column table:number-columns-repeated="4" table:style-name="af9adb8"/>
        <table:table-row table:style-name="a5d64f7">
          <table:table-cell table:number-columns-spanned="2" table:style-name="a167230">
            <text:p text:style-name="ae6fe5d">A big cell with thick border</text:p>
          </table:table-cell>
          <table:table-cell table:style-name="a2dcb30">
            <text:p text:style-name="a53e7b4">Para1</text:p>
            <text:p text:style-name="afb441b">Para2</text:p>
          </table:table-cell>
          <table:table-cell table:style-name="aa43071">
            <text:p text:style-name="a71ade3">Hello world!</text:p>
          </table:table-cell>
        </table:table-row>
        <table:table-row table:style-name="a56d409">
          <table:table-cell table:style-name="aa613aa">
            <text:p text:style-name="a3c1746"/>
          </table:table-cell>
          <table:table-cell table:number-columns-spanned="2" table:style-name="adf187b">
            <text:p text:style-name="a29615a">Cell background is green.</text:p>
            <text:p text:style-name="a8d1c66"/>
          </table:table-cell>
          <table:table-cell table:style-name="a492fa5">
            <text:p text:style-name="a6c89b4"/>
          </table:table-cell>
        </table:table-row>
        <table:table-row>
          <table:table-cell table:style-name="a1e2f7d">
            <text:p text:style-name="a369109"/>
          </table:table-cell>
          <table:table-cell table:style-name="a9f796f">
            <text:p text:style-name="a07a5ae">Thick red border</text:p>
            <text:p text:style-name="a399dc8"/>
          </table:table-cell>
          <table:table-cell table:style-name="a64794b">
            <text:p text:style-name="a24ea68"/>
          </table:table-cell>
          <table:table-cell table:style-name="a8848cd">
            <text:p text:style-name="ad14e1d"/>
          </table:table-cell>
        </table:table-row>
        <table:table-row>
          <table:table-cell table:style-name="a504250">
            <text:p text:style-name="a13be13">Thick border at bottom of 3 cells</text:p>
          </table:table-cell>
          <table:table-cell table:style-name="ab1e62d">
            <text:p text:style-name="afc4612"/>
          </table:table-cell>
          <table:table-cell table:style-name="aa3c3a0">
            <text:p text:style-name="a7f349e"/>
          </table:table-cell>
          <table:table-cell table:style-name="acb139b">
            <text:p text:style-name="a636027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06S</meta:editing-duration>
  </office:meta>
</office:document-meta>
</file>